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fo:font-weight="normal" officeooo:paragraph-rsid="0018266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officeooo:paragraph-rsid="0018266e"/>
    </style:style>
    <style:style style:name="P6" style:family="paragraph" style:parent-style-name="Text_20_body">
      <style:paragraph-properties fo:line-height="20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b33338" fo:background-color="transparent" style:font-size-asian="12pt" style:font-weight-asian="bold" style:font-size-complex="12pt" style:font-weight-complex="bold" loext:padding="0in" loext:border="none"/>
    </style:style>
    <style:style style:name="P8" style:family="paragraph" style:parent-style-name="Text_20_body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c2c765" fo:background-color="transparent" style:font-size-asian="12pt" style:font-weight-asian="normal" style:font-size-complex="12pt" style:font-weight-complex="normal" loext:padding="0in" loext:border="none"/>
    </style:style>
    <style:style style:name="P9" style:family="paragraph" style:parent-style-name="Text_20_body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bc96b6" fo:background-color="transparent" style:font-size-asian="12pt" style:font-weight-asian="normal" style:font-size-complex="12pt" style:font-weight-complex="normal" loext:padding="0in" loext:border="none"/>
    </style:style>
    <style:style style:name="P10" style:family="paragraph" style:parent-style-name="Text_20_body">
      <style:paragraph-properties fo:margin-top="0in" fo:margin-bottom="0in" loext:contextual-spacing="false" fo:line-height="200%"/>
      <style:text-properties officeooo:paragraph-rsid="00c4bb43"/>
    </style:style>
    <style:style style:name="P11" style:family="paragraph" style:parent-style-name="Text_20_body" style:list-style-name="L2">
      <style:text-properties style:font-name="Times New Roman" officeooo:paragraph-rsid="00cf3313"/>
    </style:style>
    <style:style style:name="P12" style:family="paragraph" style:parent-style-name="Text_20_body" style:list-style-name="L3">
      <style:text-properties style:font-name="Times New Roman" officeooo:paragraph-rsid="010517be"/>
    </style:style>
    <style:style style:name="P13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cf3313"/>
    </style:style>
    <style:style style:name="P14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d1a689"/>
    </style:style>
    <style:style style:name="P15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d5e897"/>
    </style:style>
    <style:style style:name="P16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e1bc76"/>
    </style:style>
    <style:style style:name="P17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102b70e"/>
    </style:style>
    <style:style style:name="P18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fb1676"/>
    </style:style>
    <style:style style:name="P19" style:family="paragraph" style:parent-style-name="Text_20_body" style:list-style-name="L1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b7df3b" fo:background-color="transparent" style:font-size-asian="12pt" style:font-weight-asian="normal" style:font-size-complex="12pt" style:font-weight-complex="normal" loext:padding="0in" loext:border="none"/>
    </style:style>
    <style:style style:name="P20" style:family="paragraph" style:parent-style-name="Text_20_body" style:list-style-name="L1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d5e897" fo:background-color="transparent" style:font-size-asian="12pt" style:font-weight-asian="normal" style:font-size-complex="12pt" style:font-weight-complex="normal" loext:padding="0in" loext:border="none"/>
    </style:style>
    <style:style style:name="P21" style:family="paragraph" style:parent-style-name="Text_20_body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bc96b6" fo:background-color="transparent" style:font-size-asian="12pt" style:font-weight-asian="normal" style:font-size-complex="12pt" style:font-weight-complex="normal" loext:padding="0in" loext:border="none"/>
    </style:style>
    <style:style style:name="P22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style:text-underline-style="solid" style:text-underline-width="auto" style:text-underline-color="font-color" officeooo:paragraph-rsid="00b33338" fo:background-color="transparent" loext:padding="0in" loext:border="none"/>
    </style:style>
    <style:style style:name="P23" style:family="paragraph" style:parent-style-name="Text_20_body" style:list-style-name="L1">
      <style:paragraph-properties fo:margin-top="0in" fo:margin-bottom="0in" loext:contextual-spacing="false" fo:line-height="200%" fo:text-align="start" style:justify-single-word="false"/>
      <style:text-properties style:font-name="Times New Roman" officeooo:paragraph-rsid="00b33338" fo:background-color="transparent" loext:padding="0in" loext:border="none"/>
    </style:style>
    <style:style style:name="T1" style:family="text">
      <style:text-properties officeooo:rsid="00263351"/>
    </style:style>
    <style:style style:name="T2" style:family="text">
      <style:text-properties officeooo:rsid="0018266e"/>
    </style:style>
    <style:style style:name="T3" style:family="text">
      <style:text-properties style:text-underline-style="none" officeooo:rsid="00d1a689" fo:background-color="transparent" loext:char-shading-value="0" loext:padding="0in" loext:border="none"/>
    </style:style>
    <style:style style:name="T4" style:family="text">
      <style:text-properties style:text-underline-style="none" officeooo:rsid="00d85c06" fo:background-color="transparent" loext:char-shading-value="0" loext:padding="0in" loext:border="none"/>
    </style:style>
    <style:style style:name="T5" style:family="text">
      <style:text-properties style:text-underline-style="none" officeooo:rsid="00e14d0c" fo:background-color="transparent" loext:char-shading-value="0" loext:padding="0in" loext:border="none"/>
    </style:style>
    <style:style style:name="T6" style:family="text">
      <style:text-properties style:text-underline-style="none" officeooo:rsid="0102b70e" fo:background-color="transparent" loext:char-shading-value="0" loext:padding="0in" loext:border="none"/>
    </style:style>
    <style:style style:name="T7" style:family="text">
      <style:text-properties fo:font-size="12pt" style:text-underline-style="solid" style:text-underline-width="auto" style:text-underline-color="font-color" fo:font-weight="normal" officeooo:rsid="00d1a689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8" style:family="text">
      <style:text-properties fo:font-size="12pt" style:text-underline-style="solid" style:text-underline-width="auto" style:text-underline-color="font-color" fo:font-weight="normal" officeooo:rsid="00e5aa43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9" style:family="text">
      <style:text-properties fo:font-size="12pt" style:text-underline-style="none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0" style:family="text">
      <style:text-properties fo:font-size="12pt" style:text-underline-style="none" fo:font-weight="normal" officeooo:rsid="00d1a689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1" style:family="text">
      <style:text-properties fo:font-size="12pt" style:text-underline-style="none" fo:font-weight="normal" officeooo:rsid="00d85c06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2" style:family="text">
      <style:text-properties fo:font-size="12pt" style:text-underline-style="none" fo:font-weight="normal" officeooo:rsid="0102b70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3" style:family="text">
      <style:text-properties fo:font-size="12pt" style:text-underline-style="none" fo:font-weight="normal" officeooo:rsid="00e5aa43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size="12pt" style:text-underline-style="none" fo:font-weight="normal" officeooo:rsid="00fb1676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size="12pt" fo:font-weight="normal" officeooo:rsid="0018266e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aa6c6b" style:font-size-asian="12pt" style:font-weight-asian="normal" style:font-size-complex="12pt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a6329f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fb1676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105d81d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 loext:padding="0in" loext:border="none"/>
    </style:style>
    <style:style style:name="T21" style:family="text">
      <style:text-properties style:text-underline-style="solid" style:text-underline-width="auto" style:text-underline-color="font-color" officeooo:rsid="00d85c06" fo:background-color="transparent" loext:char-shading-value="0" loext:padding="0in" loext:border="none"/>
    </style:style>
    <style:style style:name="T22" style:family="text">
      <style:text-properties style:text-underline-style="solid" style:text-underline-width="auto" style:text-underline-color="font-color" officeooo:rsid="00cf3313" fo:background-color="transparent" loext:char-shading-value="0" loext:padding="0in" loext:border="none"/>
    </style:style>
    <style:style style:name="T23" style:family="text">
      <style:text-properties style:text-underline-style="solid" style:text-underline-width="auto" style:text-underline-color="font-color" officeooo:rsid="00d1a689" fo:background-color="transparent" loext:char-shading-value="0" loext:padding="0in" loext:border="none"/>
    </style:style>
    <style:style style:name="T24" style:family="text">
      <style:text-properties style:text-underline-style="solid" style:text-underline-width="auto" style:text-underline-color="font-color" officeooo:rsid="00e1bc76" fo:background-color="transparent" loext:char-shading-value="0" loext:padding="0in" loext:border="none"/>
    </style:style>
    <style:style style:name="T25" style:family="text">
      <style:text-properties style:text-underline-style="solid" style:text-underline-width="auto" style:text-underline-color="font-color" officeooo:rsid="0102b70e" fo:background-color="transparent" loext:char-shading-value="0" loext:padding="0in" loext:border="none"/>
    </style:style>
    <style:style style:name="T26" style:family="text">
      <style:text-properties style:text-underline-style="solid" style:text-underline-width="auto" style:text-underline-color="font-color" officeooo:rsid="00fed6a3" fo:background-color="transparent" loext:char-shading-value="0" loext:padding="0in" loext:border="none"/>
    </style:style>
    <style:style style:name="T27" style:family="text">
      <style:text-properties style:text-underline-style="solid" style:text-underline-width="auto" style:text-underline-color="font-color" officeooo:rsid="00d1a689"/>
    </style:style>
    <style:style style:name="T28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font-name="Times New Roman" style:text-underline-style="solid" style:text-underline-width="auto" style:text-underline-color="font-color" fo:font-weight="bold" fo:background-color="transparent" loext:char-shading-value="0" style:font-weight-asian="bold" style:font-weight-complex="bold" loext:padding="0in" loext:border="none"/>
    </style:style>
    <style:style style:name="T30" style:family="text">
      <style:text-properties officeooo:rsid="00cf23c4"/>
    </style:style>
    <style:style style:name="T31" style:family="text">
      <style:text-properties officeooo:rsid="00d1a689"/>
    </style:style>
    <style:style style:name="T32" style:family="text">
      <style:text-properties officeooo:rsid="00d85c06"/>
    </style:style>
    <style:style style:name="T33" style:family="text">
      <style:text-properties officeooo:rsid="00e14d0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4">RESD 700 Fall Term 2022</text:p>
      <text:p text:style-name="P4"><text:s/><text:span text:style-name="T2">Eric Webb</text:span></text:p>
      <text:p text:style-name="P5"><text:span text:style-name="T15">Assignment 700-</text:span><text:span text:style-name="T16">3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7"><text:soft-page-break/>1. Create one or two research questions for each of the following qualitative research approaches:</text:p>
      <text:list xml:id="list302129304" text:style-name="L1">
        <text:list-item>
          <text:p text:style-name="P13"><text:span text:style-name="T20">Ethnography </text:span><text:span text:style-name="T21">(Software Example)</text:span></text:p>
          <text:list>
            <text:list-header>
              <text:p text:style-name="P13"><text:span text:style-name="T22">Example 1 :</text:span>Why do you use this <text:span text:style-name="T30">software</text:span>? </text:p>
              <text:list text:style-name="L2">
                <text:list-header>
                  <text:p text:style-name="P11"><text:span text:style-name="T22">Example 2 :</text:span>What specific needs does the <text:span text:style-name="T30">software</text:span> fail to meet?</text:p>
                </text:list-header>
              </text:list>
              <text:p text:style-name="P19"/>
            </text:list-header>
          </text:list>
        </text:list-item>
        <text:list-item>
          <text:p text:style-name="P22">Grounded Theory <text:span text:style-name="T32">(Human Resources Example)</text:span></text:p>
          <text:list>
            <text:list-header>
              <text:p text:style-name="P14"><text:span text:style-name="T23">Example 1:</text:span><text:span text:style-name="T3"> </text:span><text:span text:style-name="T4">What can the company do to improve moral as a whole?</text:span></text:p>
              <text:p text:style-name="P14"><text:span text:style-name="T7">Example 2:</text:span><text:span text:style-name="T10"> </text:span><text:span text:style-name="T11">What can the company do to improve moral for your specific needs?</text:span></text:p>
            </text:list-header>
          </text:list>
        </text:list-item>
        <text:list-item>
          <text:p text:style-name="P22">Phenomenology <text:span text:style-name="T32">(New Experiences Example)</text:span></text:p>
          <text:list>
            <text:list-header>
              <text:p text:style-name="P15"><text:span text:style-name="T23">Example 1:</text:span><text:span text:style-name="T3"> How </text:span><text:span text:style-name="T5">was the </text:span><text:span text:style-name="T3">experience trying a new food item?</text:span></text:p>
              <text:p text:style-name="P20"><text:span text:style-name="T27">Example 2:</text:span><text:span text:style-name="T31"> How </text:span><text:span text:style-name="T33">was the</text:span><text:span text:style-name="T31"> experience traveling somewhere new?</text:span></text:p>
            </text:list-header>
          </text:list>
        </text:list-item>
        <text:list-item>
          <text:p text:style-name="P16"><text:span text:style-name="T20">Case Study </text:span><text:span text:style-name="T24">(</text:span><text:span text:style-name="T25">Blockchain</text:span><text:span text:style-name="T24"> </text:span><text:span text:style-name="T26">Example</text:span><text:span text:style-name="T24">)</text:span></text:p>
          <text:list>
            <text:list-header>
              <text:p text:style-name="P17"><text:span text:style-name="T8">Example 1: </text:span><text:span text:style-name="T9">What trends drove the need to use </text:span><text:span text:style-name="T12">Blockchain</text:span><text:span text:style-name="T9">?</text:span></text:p>
            </text:list-header>
          </text:list>
        </text:list-item>
      </text:list>
      <text:list xml:id="list2454301861" text:style-name="L3">
        <text:list-item>
          <text:list>
            <text:list-item>
              <text:list>
                <text:list-header>
                  <text:p text:style-name="P12"><text:span text:style-name="T7">Example </text:span><text:span text:style-name="T8">2:</text:span><text:span text:style-name="T13"> </text:span>What were you looking for in a <text:span text:style-name="T6">Blockchain</text:span><text:span text:style-name="T25"> </text:span>solution?</text:p>
                </text:list-header>
              </text:list>
            </text:list-item>
          </text:list>
        </text:list-item>
      </text:list>
      <text:list xml:id="list212426321894300" text:continue-list="list302129304" text:style-name="L1">
        <text:list-item>
          <text:p text:style-name="P23"><text:span text:style-name="T17">Historical Study: </text:span><text:span text:style-name="T18">(</text:span><text:span text:style-name="T19">US Presidents Example)</text:span></text:p>
          <text:list>
            <text:list-header>
              <text:p text:style-name="P18"><text:span text:style-name="T8">Example 1: </text:span><text:span text:style-name="T14">If you were president at the time would you have dropped the atomic bomb?</text:span></text:p>
              <text:p text:style-name="P18"><text:span text:style-name="T7">Example </text:span><text:span text:style-name="T8">2:</text:span><text:span text:style-name="T13"> </text:span><text:span text:style-name="T14">If you were president at the time how would you of handled the Cuban missile crisis?</text:span></text:p>
            </text:list-header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text:span text:style-name="T29">2. Review the article "A Step-By-Step Guide To Qualitative Data Analysis" from Modules -- Week 5. Then follow the link </text:span><text:a xlink:type="simple" xlink:href="https://www.maxqda.com/how-to-analyse-qualitative-data" text:style-name="Internet_20_link" text:visited-style-name="Visited_20_Internet_20_Link"><text:span text:style-name="T29">https://www.maxqda.com/how-to-analyse-qualitative-data</text:span></text:a></text:p>
      <text:p text:style-name="P10"><text:a xlink:type="simple" xlink:href="https://www.maxqda.com/how-to-analyse-qualitative-data" office:target-frame-name="_blank" xlink:show="new" text:style-name="Internet_20_link" text:visited-style-name="Visited_20_Internet_20_Link"><text:span text:style-name="T29">(Links to an external site.)</text:span></text:a><text:span text:style-name="T29"> and practice with qualitative data analysis using MAXQDA.</text:span></text:p>
      <text:p text:style-name="P8"><text:span text:style-name="T28">Please write a reflective narrative (no more than 3 pages) to discuss your experience with the qualitative data analysis, including what qualitative data sample (you can find some sample data from </text:span><text:a xlink:type="simple" xlink:href="https://study.sagepub.com/saldanacoding4e/student-resources/sample-data-code-lists-and-transcripts" office:target-frame-name="_blank" xlink:show="new" text:style-name="Internet_20_link" text:visited-style-name="Visited_20_Internet_20_Link"><text:span text:style-name="T28">https://study.sagepub.com/saldanacoding4e/student-resources/sample-data-code-lists-and-transcripts (Links to an external site.)</text:span></text:a><text:span text:style-name="T28">) you analyzed, what analysis techniques you used, and what you learned, or liked (or disliked) about using software for qualitative data analysis.  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text-underline-style="none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633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g. </text:span><text:page-number text:select-page="current" text:page-adjust="-1">2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22:38:04.669658773</meta:creation-date>
    <dc:date>2022-09-19T21:23:58.458826524</dc:date>
    <meta:editing-duration>PT4H20M47S</meta:editing-duration>
    <meta:editing-cycles>85</meta:editing-cycles>
    <meta:generator>LibreOffice/6.4.7.2$Linux_X86_64 LibreOffice_project/40$Build-2</meta:generator>
    <meta:document-statistic meta:table-count="0" meta:image-count="0" meta:object-count="0" meta:page-count="3" meta:paragraph-count="24" meta:word-count="275" meta:character-count="1734" meta:non-whitespace-character-count="1492"/>
  </office:meta>
</office:document-meta>
</file>